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07CD1B49D940148B450.png" manifest:media-type="image/png"/>
  <manifest:file-entry manifest:full-path="Pictures/10002B0700002C9D00000CCADFB7894F9754F32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7cm" fo:min-width="1.8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845cm" svg:height="7.407cm" svg:x="1.095cm" svg:y="1.127cm">
          <draw:image xlink:href="Pictures/10002B0700002C9D00000CCADFB7894F9754F323.svg" xlink:type="simple" xlink:show="embed" xlink:actuate="onLoad">
            <text:p text:style-name="P1">Tree</text:p>
          </draw:image>
          <draw:image xlink:href="Pictures/10000201000001B00000007CD1B49D940148B450.png" xlink:type="simple" xlink:show="embed" xlink:actuate="onLoad"/>
        </draw:frame>
        <draw:frame draw:style-name="gr2" draw:text-style-name="P3" draw:layer="controls" svg:width="2.614cm" svg:height="0.962cm" svg:x="2.831cm" svg:y="4.356cm">
          <draw:text-box>
            <text:p>Ground</text:p>
          </draw:text-box>
        </draw:frame>
        <draw:frame draw:style-name="gr3" draw:text-style-name="P3" draw:layer="controls" svg:width="2.331cm" svg:height="2.667cm" svg:x="7.94cm" svg:y="3.54cm">
          <draw:text-box>
            <text:p>House</text:p>
            <text:p>+</text:p>
            <text:p>Road</text:p>
          </draw:text-box>
        </draw:frame>
        <draw:frame draw:style-name="gr4" draw:text-style-name="P3" draw:layer="controls" svg:width="3.233cm" svg:height="2.765cm" svg:x="17.706cm" svg:y="3.569cm">
          <draw:text-box>
            <text:p>Foliage </text:p>
            <text:p>on the </text:p>
            <text:p>grou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6:43:42.061924570</meta:creation-date>
    <dc:date>2016-12-01T20:49:06.604060086</dc:date>
    <meta:editing-duration>PT6M53S</meta:editing-duration>
    <meta:editing-cycles>4</meta:editing-cycles>
    <meta:generator>LibreOffice/5.1.4.2$Linux_X86_64 LibreOffice_project/10m0$Build-2</meta:generator>
    <meta:document-statistic meta:object-count="4"/>
  </office:meta>
</office:document-meta>
</file>